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e effect of a mobile dictionary-quizzer on foreign language vocabulary retention in rote memorization and communicative writing tasks</text:p>
      <text:p text:style-name="Standard"/>
      <text:p text:style-name="Standard">Vocabulary is an important part of learning a language, be it one's first or second. <text:s/>Vocabulary learning follow's the common axiom “use it or lose it”.</text:p>
      <text:p text:style-name="Standard"/>
      <text:p text:style-name="Standard">Opportunities to practice foreign language can be rare, meaning that a student's vocabulary shrinks as time passes. <text:s/>Even active students may learn new words, while simultaneously forgetting older ones.</text:p>
      <text:p text:style-name="Standard"/>
      <text:p text:style-name="Standard">To the best of our knowledge, this problem has not been addressed by the language teaching community. <text:s/>There is no well-known tool, method, or teaching materials that help language learners maintain there foreign language vocabulary by providing them with opportunities to use the words they learn.</text:p>
      <text:p text:style-name="Standard"/>
      <text:p text:style-name="Standard">In this paper, we propose one method for facilitating vocabulary retention. <text:s/>Our solution is to develop a computer program that can be run on widely-used personal electronics like today's internet-ready cell phones and mp3 players. <text:s/>The computer program consists of two components: 1) a dictionary, which allows the student to look up word definitions and register the definition with the system and 2) a flashcard quizzer which tracks the words a student registers with the system and periodically presents the user with quizzes testing the student's ability to recall a word's definition.</text:p>
      <text:p text:style-name="Standard"/>
      <text:p text:style-name="Standard">In our study, we separated our students into three groups. <text:s/>One group did not use any kind of internet device and was not given any specific instructions. <text:s/>A second group was given a version of the program that includes the dictionary but does not include the flashcard component. <text:s/>The third group received the full program.</text:p>
      <text:p text:style-name="Standard"/>
      <text:p text:style-name="Standard">Each group was completed 2 vocabulary quizzes before and after the semester. <text:s/>The contents of the vocabulary quiz was developed from the material the students would be learning. <text:s/>One quiz was developed to test the students ability to remember the definition of the words. <text:s/>Another quiz took a more communicative focus, and aimed at testing the students ability to use the words they should have learned over the semester during a writing exercise, in which the students wrote dialogues for balloons included in a comic book style sequence of illustrations.</text:p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04T23:31:18</meta:creation-date>
    <dc:date>2009-09-04T23:53:32</dc:date>
    <meta:editing-duration>PT00H22M17S</meta:editing-duration>
    <meta:editing-cycles>21</meta:editing-cycles>
    <meta:generator>OpenOffice.org/3.0$Unix OpenOffice.org_project/300m15$Build-9379</meta:generator>
    <meta:document-statistic meta:table-count="0" meta:image-count="0" meta:object-count="0" meta:page-count="1" meta:paragraph-count="8" meta:word-count="357" meta:character-count="2258"/>
    <meta:user-defined meta:name="Info 1"/>
    <meta:user-defined meta:name="Info 2"/>
    <meta:user-defined meta:name="Info 3"/>
    <meta:user-defined meta:name="Info 4"/>
  </office:meta>
</office:document-meta>
</file>